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1.6402in"/>
    </style:style>
    <style:style style:name="co14" style:family="table-column">
      <style:table-column-properties fo:break-before="auto" style:column-width="2.0799in"/>
    </style:style>
    <style:style style:name="co15" style:family="table-column">
      <style:table-column-properties fo:break-before="auto" style:column-width="0.9752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1.061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2.7228in"/>
    </style:style>
    <style:style style:name="ro1" style:family="table-row">
      <style:table-row-properties style:row-height="0.154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4">
      <number:month number:style="long" number:textual="true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2">
      <style:table-cell-properties fo:border="none"/>
    </style:style>
    <style:style style:name="ce4" style:family="table-cell" style:parent-style-name="Default" style:data-style-name="N2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 style:data-style-name="N2">
      <style:table-cell-properties fo:border-bottom="0.74pt solid #000000" fo:border-left="0.74pt solid #000000" fo:border-right="none" fo:border-top="none"/>
    </style:style>
    <style:style style:name="ce7" style:family="table-cell" style:parent-style-name="Default" style:data-style-name="N2"/>
    <style:style style:name="ce2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" style:family="table-cell" style:parent-style-name="Default" style:data-style-name="N34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31" style:family="table-cell" style:parent-style-name="Default" style:data-style-name="N121">
      <style:table-cell-properties fo:border="none"/>
    </style:style>
    <style:style style:name="ce32" style:family="table-cell" style:parent-style-name="Default" style:data-style-name="N121">
      <style:table-cell-properties fo:border-bottom="0.74pt solid #000000" fo:border-left="none" fo:border-right="0.74pt solid #000000" fo:border-top="0.74pt solid #000000"/>
    </style:style>
    <style:style style:name="ce56" style:family="table-cell" style:parent-style-name="Default" style:data-style-name="N2">
      <style:table-cell-properties fo:border-bottom="0.74pt solid #000000" fo:border-left="none" fo:border-right="none" fo:border-top="0.74pt solid #000000"/>
    </style:style>
    <style:style style:name="ce15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 style:data-style-name="N36">
      <style:table-cell-properties fo:border="none"/>
    </style:style>
    <style:style style:name="ce43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58" style:family="table-cell" style:parent-style-name="Default" style:data-style-name="N104">
      <style:table-cell-properties fo:border-bottom="0.74pt solid #000000" fo:border-left="none" fo:border-right="none" fo:border-top="0.74pt solid #000000"/>
    </style:style>
    <style:style style:name="ce6" style:family="table-cell" style:parent-style-name="Default" style:data-style-name="N104"/>
    <style:style style:name="ce20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57" style:family="table-cell" style:parent-style-name="Default" style:data-style-name="N104">
      <style:table-cell-properties fo:border="none"/>
    </style:style>
    <style:style style:name="ce5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2" style:family="table-cell" style:parent-style-name="Default" style:data-style-name="N104">
      <style:table-cell-properties fo:border-bottom="none" fo:border-left="none" fo:border-right="0.74pt solid #000000" fo:border-top="none"/>
    </style:style>
    <style:style style:name="ce23" style:family="table-cell" style:parent-style-name="Default" style:data-style-name="N104">
      <style:table-cell-properties fo:border-bottom="0.74pt solid #000000" fo:border-left="none" fo:border-right="0.74pt solid #000000" fo:border-top="none"/>
    </style:style>
    <style:style style:name="ce65" style:family="table-cell" style:parent-style-name="Default" style:data-style-name="N104">
      <style:table-cell-properties fo:border-bottom="0.74pt solid #000000" fo:border-left="none" fo:border-right="0.74pt solid #000000" fo:border-top="0.74pt solid #000000"/>
    </style:style>
    <style:style style:name="ce8" style:family="table-cell" style:parent-style-name="Default" style:data-style-name="N36"/>
    <style:style style:name="ce48" style:family="table-cell" style:parent-style-name="Default" style:data-style-name="N36">
      <style:table-cell-properties fo:border-bottom="none" fo:border-left="0.74pt solid #000000" fo:border-right="none" fo:border-top="0.74pt solid #000000"/>
    </style:style>
    <style:style style:name="ce36" style:family="table-cell" style:parent-style-name="Default" style:data-style-name="N36">
      <style:table-cell-properties fo:border-bottom="none" fo:border-left="0.74pt solid #000000" fo:border-right="none" fo:border-top="none"/>
    </style:style>
    <style:style style:name="ce37" style:family="table-cell" style:parent-style-name="Default" style:data-style-name="N36">
      <style:table-cell-properties fo:border-bottom="0.74pt solid #000000" fo:border-left="0.74pt solid #000000" fo:border-right="none" fo:border-top="none"/>
    </style:style>
    <style:style style:name="ce24" style:family="table-cell" style:parent-style-name="Default" style:data-style-name="N104">
      <style:table-cell-properties fo:border-bottom="none" fo:border-left="none" fo:border-right="0.74pt solid #000000" fo:border-top="0.74pt solid #000000"/>
    </style:style>
    <style:style style:name="ce49" style:family="table-cell" style:parent-style-name="Default" style:data-style-name="N104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6">
      <style:table-cell-properties fo:border-bottom="0.74pt solid #000000" fo:border-left="0.74pt solid #000000" fo:border-right="none" fo:border-top="0.74pt solid #000000"/>
    </style:style>
    <style:style style:name="ce51" style:family="table-cell" style:parent-style-name="Default" style:data-style-name="N122">
      <style:table-cell-properties fo:border-bottom="0.74pt solid #000000" fo:border-left="none" fo:border-right="0.74pt solid #000000" fo:border-top="0.74pt solid #000000"/>
    </style:style>
    <style:style style:name="ce53" style:family="table-cell" style:parent-style-name="Default" style:data-style-name="N0">
      <style:table-cell-properties fo:border="none"/>
    </style:style>
    <style:style style:name="ce54" style:family="table-cell" style:parent-style-name="Default" style:data-style-name="N0">
      <style:table-cell-properties fo:border-bottom="0.74pt solid #000000" fo:border-left="none" fo:border-right="none" fo:border-top="0.74pt solid #000000"/>
    </style:style>
    <style:style style:name="ce1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3"/>
          <table:table-cell table:style-name="ce31"/>
          <table:table-cell table:style-name="ce3" table:number-columns-repeated="2"/>
          <table:table-cell table:style-name="ce42" table:number-columns-repeated="3"/>
          <table:table-cell/>
        </table:table-row>
        <table:table-row table:style-name="ro2">
          <table:table-cell/>
          <table:table-cell table:style-name="ce4" office:value-type="string" calcext:value-type="string">
            <text:p>Tax Year:</text:p>
          </table:table-cell>
          <table:table-cell table:style-name="ce32" office:value-type="date" office:date-value="2025-01-01" calcext:value-type="date">
            <text:p>2025</text:p>
          </table:table-cell>
          <table:table-cell table:style-name="ce3" table:number-columns-repeated="2"/>
          <table:table-cell table:style-name="ce42" table:number-columns-repeated="3"/>
          <table:table-cell/>
        </table:table-row>
        <table:table-row table:style-name="ro2">
          <table:table-cell/>
          <table:table-cell table:style-name="ce3" table:number-columns-repeated="4"/>
          <table:table-cell table:style-name="ce42" table:number-columns-repeated="3"/>
          <table:table-cell/>
        </table:table-row>
        <table:table-row table:style-name="ro2">
          <table:table-cell/>
          <table:table-cell table:style-name="ce4" office:value-type="string" calcext:value-type="string">
            <text:p>Hours Worked</text:p>
          </table:table-cell>
          <table:table-cell table:style-name="ce56" office:value-type="string" calcext:value-type="string">
            <text:p>Hourly Revenue</text:p>
          </table:table-cell>
          <table:table-cell table:style-name="ce56" office:value-type="string" calcext:value-type="string">
            <text:p>Average $/Hr</text:p>
          </table:table-cell>
          <table:table-cell table:style-name="ce56" office:value-type="string" calcext:value-type="string">
            <text:p>Per Task Income</text:p>
          </table:table-cell>
          <table:table-cell table:style-name="ce60" office:value-type="string" calcext:value-type="string">
            <text:p>Expected Revenue</text:p>
          </table:table-cell>
          <table:table-cell table:style-name="ce60" office:value-type="string" calcext:value-type="string">
            <text:p>Paid Out</text:p>
          </table:table-cell>
          <table:table-cell table:style-name="ce59" office:value-type="string" calcext:value-type="string">
            <text:p>Difference</text:p>
          </table:table-cell>
          <table:table-cell/>
        </table:table-row>
        <table:table-row table:style-name="ro2">
          <table:table-cell/>
          <table:table-cell table:style-name="ce2" table:formula="of:=SUM([$Hourly.E:$Hourly.E])" office:value-type="float" office:value="0" calcext:value-type="float">
            <text:p>0.00</text:p>
          </table:table-cell>
          <table:table-cell table:style-name="ce15" table:formula="of:=SUM([$Hourly.G:$Hourly.G])" office:value-type="float" office:value="0" calcext:value-type="float">
            <text:p>0.00</text:p>
          </table:table-cell>
          <table:table-cell table:style-name="ce15" table:formula="of:=[.C5]/[.B5]" office:value-type="string" office:string-value="" calcext:value-type="error">
            <text:p>#DIV/0!</text:p>
          </table:table-cell>
          <table:table-cell table:style-name="ce15" table:formula="of:=SUM([$PerTask.E:$PerTask.E])" office:value-type="float" office:value="0" calcext:value-type="float">
            <text:p>0.00</text:p>
          </table:table-cell>
          <table:table-cell table:style-name="ce20" table:formula="of:=SUM([$Hourly.G:$Hourly.G])+SUM([$PerTask.E:$PerTask.E])" office:value-type="currency" office:currency="USD" office:value="0" calcext:value-type="currency">
            <text:p>$0.00</text:p>
          </table:table-cell>
          <table:table-cell table:style-name="ce20" table:formula="of:=SUM([$Payouts.C:$Payouts.C])" office:value-type="currency" office:currency="USD" office:value="0" calcext:value-type="currency">
            <text:p>$0.00</text:p>
          </table:table-cell>
          <table:table-cell table:style-name="ce23" table:formula="of:=[.F5]-[.G5]" office:value-type="currency" office:currency="USD" office:value="0" calcext:value-type="currency">
            <text:p>$0.0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7" office:value-type="string" calcext:value-type="string">
            <text:p>Month</text:p>
          </table:table-cell>
          <table:table-cell table:style-name="ce60" office:value-type="string" calcext:value-type="string">
            <text:p>Hours</text:p>
          </table:table-cell>
          <table:table-cell table:style-name="ce58" office:value-type="string" calcext:value-type="string">
            <text:p>Hourly Revenue</text:p>
          </table:table-cell>
          <table:table-cell table:style-name="ce60" office:value-type="string" calcext:value-type="string">
            <text:p>Average $/hr</text:p>
          </table:table-cell>
          <table:table-cell table:style-name="ce60" office:value-type="string" calcext:value-type="string">
            <text:p>Task Revenue</text:p>
          </table:table-cell>
          <table:table-cell table:style-name="ce59" office:value-type="string" calcext:value-type="string">
            <text:p>Total Revenue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DATE(YEAR([.C2]);1;1)" office:value-type="date" office:date-value="2025-01-01" calcext:value-type="date">
            <text:p>January</text:p>
          </table:table-cell>
          <table:table-cell table:formula="of:=SUMIFS([$Hourly.E:$Hourly.E];[$Hourly.B:$Hourly.B];&quot;&gt;=&quot;&amp;[.B8];[$Hourly.B:$Hourly.B];&quot;&lt;&quot;&amp;EDATE([.B8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8];[$Hourly.B:$Hourly.B];&quot;&lt;&quot;&amp;EDATE([.B8];1))" office:value-type="currency" office:currency="USD" office:value="0" calcext:value-type="currency">
            <text:p>$0.00</text:p>
          </table:table-cell>
          <table:table-cell table:style-name="ce6" table:formula="of:=[.D8]/[.C8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8];[$PerTask.B:$PerTask.B];&quot;&lt;&quot;&amp;EDATE([.B8];1))" office:value-type="currency" office:currency="USD" office:value="0" calcext:value-type="currency">
            <text:p>$0.00</text:p>
          </table:table-cell>
          <table:table-cell table:style-name="ce22" table:formula="of:=[.D8]+[.F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8];1)" office:value-type="date" office:date-value="2025-02-01" calcext:value-type="date">
            <text:p>February</text:p>
          </table:table-cell>
          <table:table-cell table:formula="of:=SUMIFS([$Hourly.E:$Hourly.E];[$Hourly.B:$Hourly.B];&quot;&gt;=&quot;&amp;[.B9];[$Hourly.B:$Hourly.B];&quot;&lt;&quot;&amp;EDATE([.B9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9];[$Hourly.B:$Hourly.B];&quot;&lt;&quot;&amp;EDATE([.B9];1))" office:value-type="currency" office:currency="USD" office:value="0" calcext:value-type="currency">
            <text:p>$0.00</text:p>
          </table:table-cell>
          <table:table-cell table:style-name="ce6" table:formula="of:=[.D9]/[.C9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9];[$PerTask.B:$PerTask.B];&quot;&lt;&quot;&amp;EDATE([.B9];1))" office:value-type="currency" office:currency="USD" office:value="0" calcext:value-type="currency">
            <text:p>$0.00</text:p>
          </table:table-cell>
          <table:table-cell table:style-name="ce22" table:formula="of:=[.D9]+[.F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9];1)" office:value-type="date" office:date-value="2025-03-01" calcext:value-type="date">
            <text:p>March</text:p>
          </table:table-cell>
          <table:table-cell table:formula="of:=SUMIFS([$Hourly.E:$Hourly.E];[$Hourly.B:$Hourly.B];&quot;&gt;=&quot;&amp;[.B10];[$Hourly.B:$Hourly.B];&quot;&lt;&quot;&amp;EDATE([.B10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10];[$Hourly.B:$Hourly.B];&quot;&lt;&quot;&amp;EDATE([.B10];1))" office:value-type="currency" office:currency="USD" office:value="0" calcext:value-type="currency">
            <text:p>$0.00</text:p>
          </table:table-cell>
          <table:table-cell table:style-name="ce6" table:formula="of:=[.D10]/[.C10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10];[$PerTask.B:$PerTask.B];&quot;&lt;&quot;&amp;EDATE([.B10];1))" office:value-type="currency" office:currency="USD" office:value="0" calcext:value-type="currency">
            <text:p>$0.00</text:p>
          </table:table-cell>
          <table:table-cell table:style-name="ce22" table:formula="of:=[.D10]+[.F1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10];1)" office:value-type="date" office:date-value="2025-04-01" calcext:value-type="date">
            <text:p>April</text:p>
          </table:table-cell>
          <table:table-cell table:formula="of:=SUMIFS([$Hourly.E:$Hourly.E];[$Hourly.B:$Hourly.B];&quot;&gt;=&quot;&amp;[.B11];[$Hourly.B:$Hourly.B];&quot;&lt;&quot;&amp;EDATE([.B11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11];[$Hourly.B:$Hourly.B];&quot;&lt;&quot;&amp;EDATE([.B11];1))" office:value-type="currency" office:currency="USD" office:value="0" calcext:value-type="currency">
            <text:p>$0.00</text:p>
          </table:table-cell>
          <table:table-cell table:style-name="ce6" table:formula="of:=[.D11]/[.C11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11];[$PerTask.B:$PerTask.B];&quot;&lt;&quot;&amp;EDATE([.B11];1))" office:value-type="currency" office:currency="USD" office:value="0" calcext:value-type="currency">
            <text:p>$0.00</text:p>
          </table:table-cell>
          <table:table-cell table:style-name="ce22" table:formula="of:=[.D11]+[.F1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11];1)" office:value-type="date" office:date-value="2025-05-01" calcext:value-type="date">
            <text:p>May</text:p>
          </table:table-cell>
          <table:table-cell table:formula="of:=SUMIFS([$Hourly.E:$Hourly.E];[$Hourly.B:$Hourly.B];&quot;&gt;=&quot;&amp;[.B12];[$Hourly.B:$Hourly.B];&quot;&lt;&quot;&amp;EDATE([.B12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12];[$Hourly.B:$Hourly.B];&quot;&lt;&quot;&amp;EDATE([.B12];1))" office:value-type="currency" office:currency="USD" office:value="0" calcext:value-type="currency">
            <text:p>$0.00</text:p>
          </table:table-cell>
          <table:table-cell table:style-name="ce6" table:formula="of:=[.D12]/[.C12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12];[$PerTask.B:$PerTask.B];&quot;&lt;&quot;&amp;EDATE([.B12];1))" office:value-type="currency" office:currency="USD" office:value="0" calcext:value-type="currency">
            <text:p>$0.00</text:p>
          </table:table-cell>
          <table:table-cell table:style-name="ce22" table:formula="of:=[.D12]+[.F1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12];1)" office:value-type="date" office:date-value="2025-06-01" calcext:value-type="date">
            <text:p>June</text:p>
          </table:table-cell>
          <table:table-cell table:formula="of:=SUMIFS([$Hourly.E:$Hourly.E];[$Hourly.B:$Hourly.B];&quot;&gt;=&quot;&amp;[.B13];[$Hourly.B:$Hourly.B];&quot;&lt;&quot;&amp;EDATE([.B13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13];[$Hourly.B:$Hourly.B];&quot;&lt;&quot;&amp;EDATE([.B13];1))" office:value-type="currency" office:currency="USD" office:value="0" calcext:value-type="currency">
            <text:p>$0.00</text:p>
          </table:table-cell>
          <table:table-cell table:style-name="ce6" table:formula="of:=[.D13]/[.C13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13];[$PerTask.B:$PerTask.B];&quot;&lt;&quot;&amp;EDATE([.B13];1))" office:value-type="currency" office:currency="USD" office:value="0" calcext:value-type="currency">
            <text:p>$0.00</text:p>
          </table:table-cell>
          <table:table-cell table:style-name="ce22" table:formula="of:=[.D13]+[.F1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13];1)" office:value-type="date" office:date-value="2025-07-01" calcext:value-type="date">
            <text:p>July</text:p>
          </table:table-cell>
          <table:table-cell table:formula="of:=SUMIFS([$Hourly.E:$Hourly.E];[$Hourly.B:$Hourly.B];&quot;&gt;=&quot;&amp;[.B14];[$Hourly.B:$Hourly.B];&quot;&lt;&quot;&amp;EDATE([.B14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14];[$Hourly.B:$Hourly.B];&quot;&lt;&quot;&amp;EDATE([.B14];1))" office:value-type="currency" office:currency="USD" office:value="0" calcext:value-type="currency">
            <text:p>$0.00</text:p>
          </table:table-cell>
          <table:table-cell table:style-name="ce6" table:formula="of:=[.D14]/[.C14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14];[$PerTask.B:$PerTask.B];&quot;&lt;&quot;&amp;EDATE([.B14];1))" office:value-type="currency" office:currency="USD" office:value="0" calcext:value-type="currency">
            <text:p>$0.00</text:p>
          </table:table-cell>
          <table:table-cell table:style-name="ce22" table:formula="of:=[.D14]+[.F1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14];1)" office:value-type="date" office:date-value="2025-08-01" calcext:value-type="date">
            <text:p>August</text:p>
          </table:table-cell>
          <table:table-cell table:formula="of:=SUMIFS([$Hourly.E:$Hourly.E];[$Hourly.B:$Hourly.B];&quot;&gt;=&quot;&amp;[.B15];[$Hourly.B:$Hourly.B];&quot;&lt;&quot;&amp;EDATE([.B15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15];[$Hourly.B:$Hourly.B];&quot;&lt;&quot;&amp;EDATE([.B15];1))" office:value-type="currency" office:currency="USD" office:value="0" calcext:value-type="currency">
            <text:p>$0.00</text:p>
          </table:table-cell>
          <table:table-cell table:style-name="ce6" table:formula="of:=[.D15]/[.C15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15];[$PerTask.B:$PerTask.B];&quot;&lt;&quot;&amp;EDATE([.B15];1))" office:value-type="currency" office:currency="USD" office:value="0" calcext:value-type="currency">
            <text:p>$0.00</text:p>
          </table:table-cell>
          <table:table-cell table:style-name="ce22" table:formula="of:=[.D15]+[.F1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15];1)" office:value-type="date" office:date-value="2025-09-01" calcext:value-type="date">
            <text:p>September</text:p>
          </table:table-cell>
          <table:table-cell table:formula="of:=SUMIFS([$Hourly.E:$Hourly.E];[$Hourly.B:$Hourly.B];&quot;&gt;=&quot;&amp;[.B16];[$Hourly.B:$Hourly.B];&quot;&lt;&quot;&amp;EDATE([.B16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16];[$Hourly.B:$Hourly.B];&quot;&lt;&quot;&amp;EDATE([.B16];1))" office:value-type="currency" office:currency="USD" office:value="0" calcext:value-type="currency">
            <text:p>$0.00</text:p>
          </table:table-cell>
          <table:table-cell table:style-name="ce6" table:formula="of:=[.D16]/[.C16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16];[$PerTask.B:$PerTask.B];&quot;&lt;&quot;&amp;EDATE([.B16];1))" office:value-type="currency" office:currency="USD" office:value="0" calcext:value-type="currency">
            <text:p>$0.00</text:p>
          </table:table-cell>
          <table:table-cell table:style-name="ce22" table:formula="of:=[.D16]+[.F1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16];1)" office:value-type="date" office:date-value="2025-10-01" calcext:value-type="date">
            <text:p>October</text:p>
          </table:table-cell>
          <table:table-cell table:formula="of:=SUMIFS([$Hourly.E:$Hourly.E];[$Hourly.B:$Hourly.B];&quot;&gt;=&quot;&amp;[.B17];[$Hourly.B:$Hourly.B];&quot;&lt;&quot;&amp;EDATE([.B17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17];[$Hourly.B:$Hourly.B];&quot;&lt;&quot;&amp;EDATE([.B17];1))" office:value-type="currency" office:currency="USD" office:value="0" calcext:value-type="currency">
            <text:p>$0.00</text:p>
          </table:table-cell>
          <table:table-cell table:style-name="ce6" table:formula="of:=[.D17]/[.C17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17];[$PerTask.B:$PerTask.B];&quot;&lt;&quot;&amp;EDATE([.B17];1))" office:value-type="currency" office:currency="USD" office:value="0" calcext:value-type="currency">
            <text:p>$0.00</text:p>
          </table:table-cell>
          <table:table-cell table:style-name="ce22" table:formula="of:=[.D17]+[.F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17];1)" office:value-type="date" office:date-value="2025-11-01" calcext:value-type="date">
            <text:p>November</text:p>
          </table:table-cell>
          <table:table-cell table:formula="of:=SUMIFS([$Hourly.E:$Hourly.E];[$Hourly.B:$Hourly.B];&quot;&gt;=&quot;&amp;[.B18];[$Hourly.B:$Hourly.B];&quot;&lt;&quot;&amp;EDATE([.B18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18];[$Hourly.B:$Hourly.B];&quot;&lt;&quot;&amp;EDATE([.B18];1))" office:value-type="currency" office:currency="USD" office:value="0" calcext:value-type="currency">
            <text:p>$0.00</text:p>
          </table:table-cell>
          <table:table-cell table:style-name="ce6" table:formula="of:=[.D18]/[.C18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18];[$PerTask.B:$PerTask.B];&quot;&lt;&quot;&amp;EDATE([.B18];1))" office:value-type="currency" office:currency="USD" office:value="0" calcext:value-type="currency">
            <text:p>$0.00</text:p>
          </table:table-cell>
          <table:table-cell table:style-name="ce22" table:formula="of:=[.D18]+[.F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8" table:formula="of:=EDATE([.B18];1)" office:value-type="date" office:date-value="2025-12-01" calcext:value-type="date">
            <text:p>December</text:p>
          </table:table-cell>
          <table:table-cell table:formula="of:=SUMIFS([$Hourly.E:$Hourly.E];[$Hourly.B:$Hourly.B];&quot;&gt;=&quot;&amp;[.B19];[$Hourly.B:$Hourly.B];&quot;&lt;&quot;&amp;EDATE([.B19];1))" office:value-type="float" office:value="0" calcext:value-type="float">
            <text:p>0.00</text:p>
          </table:table-cell>
          <table:table-cell table:style-name="ce6" table:formula="of:=SUMIFS([$Hourly.G:$Hourly.G];[$Hourly.B:$Hourly.B];&quot;&gt;=&quot;&amp;[.B19];[$Hourly.B:$Hourly.B];&quot;&lt;&quot;&amp;EDATE([.B19];1))" office:value-type="currency" office:currency="USD" office:value="0" calcext:value-type="currency">
            <text:p>$0.00</text:p>
          </table:table-cell>
          <table:table-cell table:style-name="ce6" table:formula="of:=[.D19]/[.C19]" office:value-type="string" office:string-value="" calcext:value-type="error">
            <text:p>#DIV/0!</text:p>
          </table:table-cell>
          <table:table-cell table:style-name="ce6" table:formula="of:=SUMIFS([$PerTask.E:$PerTask.E];[$PerTask.B:$PerTask.B];&quot;&gt;=&quot;&amp;[.B19];[$PerTask.B:$PerTask.B];&quot;&lt;&quot;&amp;EDATE([.B19];1))" office:value-type="currency" office:currency="USD" office:value="0" calcext:value-type="currency">
            <text:p>$0.00</text:p>
          </table:table-cell>
          <table:table-cell table:style-name="ce22" table:formula="of:=[.D19]+[.F1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15" table:formula="of:=SUM([.C8:.C19])" office:value-type="float" office:value="0" calcext:value-type="float">
            <text:p>0.00</text:p>
          </table:table-cell>
          <table:table-cell table:style-name="ce20" table:formula="of:=SUM([.D8:.D19])" office:value-type="currency" office:currency="USD" office:value="0" calcext:value-type="currency">
            <text:p>$0.00</text:p>
          </table:table-cell>
          <table:table-cell table:style-name="ce20" table:formula="of:=[.D20]/[.C20]" office:value-type="string" office:string-value="" calcext:value-type="error">
            <text:p>#DIV/0!</text:p>
          </table:table-cell>
          <table:table-cell table:style-name="ce20" table:formula="of:=SUM([.F8:.F19])" office:value-type="currency" office:currency="USD" office:value="0" calcext:value-type="currency">
            <text:p>$0.00</text:p>
          </table:table-cell>
          <table:table-cell table:style-name="ce23" table:formula="of:=[.D20]+[.F2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7" office:value-type="string" calcext:value-type="string">
            <text:p>Location</text:p>
          </table:table-cell>
          <table:table-cell table:style-name="ce60" office:value-type="string" calcext:value-type="string">
            <text:p>Location Commence</text:p>
          </table:table-cell>
          <table:table-cell table:style-name="ce60" office:value-type="string" calcext:value-type="string">
            <text:p>Location Cease</text:p>
          </table:table-cell>
          <table:table-cell table:style-name="ce60" office:value-type="string" calcext:value-type="string">
            <text:p>Hours</text:p>
          </table:table-cell>
          <table:table-cell table:style-name="ce58" office:value-type="string" calcext:value-type="string">
            <text:p>Income</text:p>
          </table:table-cell>
          <table:table-cell table:style-name="ce58" office:value-type="string" calcext:value-type="string">
            <text:p>Average $/hr</text:p>
          </table:table-cell>
          <table:table-cell table:style-name="ce58" office:value-type="string" calcext:value-type="string">
            <text:p>Task Work</text:p>
          </table:table-cell>
          <table:table-cell table:style-name="ce65" office:value-type="string" calcext:value-type="string">
            <text:p>Total Revenue</text:p>
          </table:table-cell>
        </table:table-row>
        <table:table-row table:style-name="ro2">
          <table:table-cell/>
          <table:table-cell table:style-name="ce9" office:value-type="string" calcext:value-type="string">
            <text:p>State</text:p>
          </table:table-cell>
          <table:table-cell table:style-name="ce52" office:value-type="date" office:date-value="2025-01-01" calcext:value-type="date">
            <text:p>01/01/2025</text:p>
          </table:table-cell>
          <table:table-cell table:style-name="ce52" office:value-type="date" office:date-value="2026-01-01" calcext:value-type="date">
            <text:p>01/01/2026</text:p>
          </table:table-cell>
          <table:table-cell table:style-name="ce42" table:formula="of:=SUMIFS([$Hourly.D:$Hourly.D];[$Hourly.A:$Hourly.A];&quot;&gt;=&quot;&amp;[.C23];[$Hourly.A:$Hourly.A];&quot;&lt;&quot;&amp;[.D23])" office:value-type="float" office:value="0" calcext:value-type="float">
            <text:p>0</text:p>
          </table:table-cell>
          <table:table-cell table:style-name="ce57" table:formula="of:=SUMIFS([$Hourly.F:$Hourly.F];[$Hourly.A:$Hourly.A];&quot;&gt;=&quot;&amp;[.C23];[$Hourly.A:$Hourly.A];&quot;&lt;&quot;&amp;[.D23])" office:value-type="currency" office:currency="USD" office:value="0" calcext:value-type="currency">
            <text:p>$0.00</text:p>
          </table:table-cell>
          <table:table-cell table:style-name="ce57" table:formula="of:=[.F23]/[.E23]" office:value-type="string" office:string-value="" calcext:value-type="error">
            <text:p>#DIV/0!</text:p>
          </table:table-cell>
          <table:table-cell table:style-name="ce57" table:formula="of:=SUMIFS([$PerTask.D:$PerTask.D];[$PerTask.A:$PerTask.A];&quot;&gt;&quot;&amp;[.C23];[$PerTask.A:$PerTask.A];&quot;&lt;&quot;&amp;[.D23])" office:value-type="currency" office:currency="USD" office:value="0" calcext:value-type="currency">
            <text:p>$0.00</text:p>
          </table:table-cell>
          <table:table-cell table:style-name="ce22" table:formula="of:=[.F23]+[.H23]" office:value-type="currency" office:currency="USD" office:value="0" calcext:value-type="currency">
            <text:p>$0.00</text:p>
          </table:table-cell>
        </table:table-row>
        <table:table-row table:style-name="ro2">
          <table:table-cell/>
          <table:table-cell table:style-name="ce9"/>
          <table:table-cell table:style-name="ce52" table:number-columns-repeated="2"/>
          <table:table-cell table:style-name="ce42"/>
          <table:table-cell table:style-name="ce57" table:number-columns-repeated="3"/>
          <table:table-cell table:style-name="ce22"/>
        </table:table-row>
        <table:table-row table:style-name="ro2">
          <table:table-cell/>
          <table:table-cell table:style-name="ce10"/>
          <table:table-cell table:style-name="ce43" table:number-columns-repeated="2"/>
          <table:table-cell table:style-name="ce17"/>
          <table:table-cell table:style-name="ce20" table:number-columns-repeated="3"/>
          <table:table-cell table:style-name="ce23"/>
        </table:table-row>
        <table:table-row table:style-name="ro2">
          <table:table-cell/>
          <table:table-cell table:style-name="Default" table:number-columns-repeated="2"/>
          <table:table-cell table:style-name="ce6" table:number-columns-repeated="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Project</text:p>
          </table:table-cell>
          <table:table-cell table:style-name="ce56" office:value-type="string" calcext:value-type="string">
            <text:p>Hours</text:p>
          </table:table-cell>
          <table:table-cell table:style-name="ce56" office:value-type="string" calcext:value-type="string">
            <text:p>Hourly Revenue</text:p>
          </table:table-cell>
          <table:table-cell table:style-name="ce56" office:value-type="string" calcext:value-type="string">
            <text:p>Average $/hr</text:p>
          </table:table-cell>
          <table:table-cell table:style-name="ce60" office:value-type="string" calcext:value-type="string">
            <text:p>Task Revenue</text:p>
          </table:table-cell>
          <table:table-cell table:style-name="ce59" office:value-type="string" calcext:value-type="string">
            <text:p>Total Revenue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28];[$Hourly.E:$Hourly.E])" office:value-type="float" office:value="0" calcext:value-type="float">
            <text:p>0.00</text:p>
          </table:table-cell>
          <table:table-cell table:style-name="ce6" table:formula="of:=SUMIF([$Hourly.H:$Hourly.H];[.B28];[$Hourly.G:$Hourly.G])" office:value-type="currency" office:currency="USD" office:value="0" calcext:value-type="currency">
            <text:p>$0.00</text:p>
          </table:table-cell>
          <table:table-cell table:style-name="ce6" table:formula="of:=[.D28]/[.C28]" office:value-type="string" office:string-value="" calcext:value-type="error">
            <text:p>#DIV/0!</text:p>
          </table:table-cell>
          <table:table-cell table:style-name="ce6" table:formula="of:=SUMIF([$PerTask.F:$PerTask.F];[.B28];[$PerTask.E:$PerTask.E])" office:value-type="currency" office:currency="USD" office:value="0" calcext:value-type="currency">
            <text:p>$0.00</text:p>
          </table:table-cell>
          <table:table-cell table:style-name="ce22" table:formula="of:=[.D28]+[.F2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9"/>
          <table:table-cell table:formula="of:=SUMIF([$Hourly.H:$Hourly.H];[.B29];[$Hourly.E:$Hourly.E])" office:value-type="float" office:value="0" calcext:value-type="float">
            <text:p>0.00</text:p>
          </table:table-cell>
          <table:table-cell table:style-name="ce6" table:formula="of:=SUMIF([$Hourly.H:$Hourly.H];[.B29];[$Hourly.G:$Hourly.G])" office:value-type="currency" office:currency="USD" office:value="0" calcext:value-type="currency">
            <text:p>$0.00</text:p>
          </table:table-cell>
          <table:table-cell table:style-name="ce6" table:formula="of:=[.D29]/[.C29]" office:value-type="string" office:string-value="" calcext:value-type="error">
            <text:p>#DIV/0!</text:p>
          </table:table-cell>
          <table:table-cell table:style-name="ce6" table:formula="of:=SUMIF([$PerTask.F:$PerTask.F];[.B29];[$PerTask.E:$PerTask.E])" office:value-type="currency" office:currency="USD" office:value="0" calcext:value-type="currency">
            <text:p>$0.00</text:p>
          </table:table-cell>
          <table:table-cell table:style-name="ce22" table:formula="of:=[.D29]+[.F2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30];[$Hourly.E:$Hourly.E])" office:value-type="float" office:value="0" calcext:value-type="float">
            <text:p>0.00</text:p>
          </table:table-cell>
          <table:table-cell table:style-name="ce6" table:formula="of:=SUMIF([$Hourly.H:$Hourly.H];[.B30];[$Hourly.G:$Hourly.G])" office:value-type="currency" office:currency="USD" office:value="0" calcext:value-type="currency">
            <text:p>$0.00</text:p>
          </table:table-cell>
          <table:table-cell table:style-name="ce6" table:formula="of:=[.D30]/[.C30]" office:value-type="string" office:string-value="" calcext:value-type="error">
            <text:p>#DIV/0!</text:p>
          </table:table-cell>
          <table:table-cell table:style-name="ce6" table:formula="of:=SUMIF([$PerTask.F:$PerTask.F];[.B30];[$PerTask.E:$PerTask.E])" office:value-type="currency" office:currency="USD" office:value="0" calcext:value-type="currency">
            <text:p>$0.00</text:p>
          </table:table-cell>
          <table:table-cell table:style-name="ce22" table:formula="of:=[.D30]+[.F3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31];[$Hourly.E:$Hourly.E])" office:value-type="float" office:value="0" calcext:value-type="float">
            <text:p>0.00</text:p>
          </table:table-cell>
          <table:table-cell table:style-name="ce6" table:formula="of:=SUMIF([$Hourly.H:$Hourly.H];[.B31];[$Hourly.G:$Hourly.G])" office:value-type="currency" office:currency="USD" office:value="0" calcext:value-type="currency">
            <text:p>$0.00</text:p>
          </table:table-cell>
          <table:table-cell table:style-name="ce6" table:formula="of:=[.D31]/[.C31]" office:value-type="string" office:string-value="" calcext:value-type="error">
            <text:p>#DIV/0!</text:p>
          </table:table-cell>
          <table:table-cell table:style-name="ce6" table:formula="of:=SUMIF([$PerTask.F:$PerTask.F];[.B31];[$PerTask.E:$PerTask.E])" office:value-type="currency" office:currency="USD" office:value="0" calcext:value-type="currency">
            <text:p>$0.00</text:p>
          </table:table-cell>
          <table:table-cell table:style-name="ce22" table:formula="of:=[.D31]+[.F3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32];[$Hourly.E:$Hourly.E])" office:value-type="float" office:value="0" calcext:value-type="float">
            <text:p>0.00</text:p>
          </table:table-cell>
          <table:table-cell table:style-name="ce6" table:formula="of:=SUMIF([$Hourly.H:$Hourly.H];[.B32];[$Hourly.G:$Hourly.G])" office:value-type="currency" office:currency="USD" office:value="0" calcext:value-type="currency">
            <text:p>$0.00</text:p>
          </table:table-cell>
          <table:table-cell table:style-name="ce6" table:formula="of:=[.D32]/[.C32]" office:value-type="string" office:string-value="" calcext:value-type="error">
            <text:p>#DIV/0!</text:p>
          </table:table-cell>
          <table:table-cell table:style-name="ce6" table:formula="of:=SUMIF([$PerTask.F:$PerTask.F];[.B32];[$PerTask.E:$PerTask.E])" office:value-type="currency" office:currency="USD" office:value="0" calcext:value-type="currency">
            <text:p>$0.00</text:p>
          </table:table-cell>
          <table:table-cell table:style-name="ce22" table:formula="of:=[.D32]+[.F3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33];[$Hourly.E:$Hourly.E])" office:value-type="float" office:value="0" calcext:value-type="float">
            <text:p>0.00</text:p>
          </table:table-cell>
          <table:table-cell table:style-name="ce6" table:formula="of:=SUMIF([$Hourly.H:$Hourly.H];[.B33];[$Hourly.G:$Hourly.G])" office:value-type="currency" office:currency="USD" office:value="0" calcext:value-type="currency">
            <text:p>$0.00</text:p>
          </table:table-cell>
          <table:table-cell table:style-name="ce6" table:formula="of:=[.D33]/[.C33]" office:value-type="string" office:string-value="" calcext:value-type="error">
            <text:p>#DIV/0!</text:p>
          </table:table-cell>
          <table:table-cell table:style-name="ce6" table:formula="of:=SUMIF([$PerTask.F:$PerTask.F];[.B33];[$PerTask.E:$PerTask.E])" office:value-type="currency" office:currency="USD" office:value="0" calcext:value-type="currency">
            <text:p>$0.00</text:p>
          </table:table-cell>
          <table:table-cell table:style-name="ce22" table:formula="of:=[.D33]+[.F3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34];[$Hourly.E:$Hourly.E])" office:value-type="float" office:value="0" calcext:value-type="float">
            <text:p>0.00</text:p>
          </table:table-cell>
          <table:table-cell table:style-name="ce6" table:formula="of:=SUMIF([$Hourly.H:$Hourly.H];[.B34];[$Hourly.G:$Hourly.G])" office:value-type="currency" office:currency="USD" office:value="0" calcext:value-type="currency">
            <text:p>$0.00</text:p>
          </table:table-cell>
          <table:table-cell table:style-name="ce6" table:formula="of:=[.D34]/[.C34]" office:value-type="string" office:string-value="" calcext:value-type="error">
            <text:p>#DIV/0!</text:p>
          </table:table-cell>
          <table:table-cell table:style-name="ce6" table:formula="of:=SUMIF([$PerTask.F:$PerTask.F];[.B34];[$PerTask.E:$PerTask.E])" office:value-type="currency" office:currency="USD" office:value="0" calcext:value-type="currency">
            <text:p>$0.00</text:p>
          </table:table-cell>
          <table:table-cell table:style-name="ce22" table:formula="of:=[.D34]+[.F3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35];[$Hourly.E:$Hourly.E])" office:value-type="float" office:value="0" calcext:value-type="float">
            <text:p>0.00</text:p>
          </table:table-cell>
          <table:table-cell table:style-name="ce6" table:formula="of:=SUMIF([$Hourly.H:$Hourly.H];[.B35];[$Hourly.G:$Hourly.G])" office:value-type="currency" office:currency="USD" office:value="0" calcext:value-type="currency">
            <text:p>$0.00</text:p>
          </table:table-cell>
          <table:table-cell table:style-name="ce6" table:formula="of:=[.D35]/[.C35]" office:value-type="string" office:string-value="" calcext:value-type="error">
            <text:p>#DIV/0!</text:p>
          </table:table-cell>
          <table:table-cell table:style-name="ce6" table:formula="of:=SUMIF([$PerTask.F:$PerTask.F];[.B35];[$PerTask.E:$PerTask.E])" office:value-type="currency" office:currency="USD" office:value="0" calcext:value-type="currency">
            <text:p>$0.00</text:p>
          </table:table-cell>
          <table:table-cell table:style-name="ce22" table:formula="of:=[.D35]+[.F3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36];[$Hourly.E:$Hourly.E])" office:value-type="float" office:value="0" calcext:value-type="float">
            <text:p>0.00</text:p>
          </table:table-cell>
          <table:table-cell table:style-name="ce6" table:formula="of:=SUMIF([$Hourly.H:$Hourly.H];[.B36];[$Hourly.G:$Hourly.G])" office:value-type="currency" office:currency="USD" office:value="0" calcext:value-type="currency">
            <text:p>$0.00</text:p>
          </table:table-cell>
          <table:table-cell table:style-name="ce6" table:formula="of:=[.D36]/[.C36]" office:value-type="string" office:string-value="" calcext:value-type="error">
            <text:p>#DIV/0!</text:p>
          </table:table-cell>
          <table:table-cell table:style-name="ce6" table:formula="of:=SUMIF([$PerTask.F:$PerTask.F];[.B36];[$PerTask.E:$PerTask.E])" office:value-type="currency" office:currency="USD" office:value="0" calcext:value-type="currency">
            <text:p>$0.00</text:p>
          </table:table-cell>
          <table:table-cell table:style-name="ce22" table:formula="of:=[.D36]+[.F3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37];[$Hourly.E:$Hourly.E])" office:value-type="float" office:value="0" calcext:value-type="float">
            <text:p>0.00</text:p>
          </table:table-cell>
          <table:table-cell table:style-name="ce6" table:formula="of:=SUMIF([$Hourly.H:$Hourly.H];[.B37];[$Hourly.G:$Hourly.G])" office:value-type="currency" office:currency="USD" office:value="0" calcext:value-type="currency">
            <text:p>$0.00</text:p>
          </table:table-cell>
          <table:table-cell table:style-name="ce6" table:formula="of:=[.D37]/[.C37]" office:value-type="string" office:string-value="" calcext:value-type="error">
            <text:p>#DIV/0!</text:p>
          </table:table-cell>
          <table:table-cell table:style-name="ce6" table:formula="of:=SUMIF([$PerTask.F:$PerTask.F];[.B37];[$PerTask.E:$PerTask.E])" office:value-type="currency" office:currency="USD" office:value="0" calcext:value-type="currency">
            <text:p>$0.00</text:p>
          </table:table-cell>
          <table:table-cell table:style-name="ce22" table:formula="of:=[.D37]+[.F3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38];[$Hourly.E:$Hourly.E])" office:value-type="float" office:value="0" calcext:value-type="float">
            <text:p>0.00</text:p>
          </table:table-cell>
          <table:table-cell table:style-name="ce6" table:formula="of:=SUMIF([$Hourly.H:$Hourly.H];[.B38];[$Hourly.G:$Hourly.G])" office:value-type="currency" office:currency="USD" office:value="0" calcext:value-type="currency">
            <text:p>$0.00</text:p>
          </table:table-cell>
          <table:table-cell table:style-name="ce6" table:formula="of:=[.D38]/[.C38]" office:value-type="string" office:string-value="" calcext:value-type="error">
            <text:p>#DIV/0!</text:p>
          </table:table-cell>
          <table:table-cell table:style-name="ce6" table:formula="of:=SUMIF([$PerTask.F:$PerTask.F];[.B38];[$PerTask.E:$PerTask.E])" office:value-type="currency" office:currency="USD" office:value="0" calcext:value-type="currency">
            <text:p>$0.00</text:p>
          </table:table-cell>
          <table:table-cell table:style-name="ce22" table:formula="of:=[.D38]+[.F3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39];[$Hourly.E:$Hourly.E])" office:value-type="float" office:value="0" calcext:value-type="float">
            <text:p>0.00</text:p>
          </table:table-cell>
          <table:table-cell table:style-name="ce6" table:formula="of:=SUMIF([$Hourly.H:$Hourly.H];[.B39];[$Hourly.G:$Hourly.G])" office:value-type="currency" office:currency="USD" office:value="0" calcext:value-type="currency">
            <text:p>$0.00</text:p>
          </table:table-cell>
          <table:table-cell table:style-name="ce6" table:formula="of:=[.D39]/[.C39]" office:value-type="string" office:string-value="" calcext:value-type="error">
            <text:p>#DIV/0!</text:p>
          </table:table-cell>
          <table:table-cell table:style-name="ce6" table:formula="of:=SUMIF([$PerTask.F:$PerTask.F];[.B39];[$PerTask.E:$PerTask.E])" office:value-type="currency" office:currency="USD" office:value="0" calcext:value-type="currency">
            <text:p>$0.00</text:p>
          </table:table-cell>
          <table:table-cell table:style-name="ce22" table:formula="of:=[.D39]+[.F3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40];[$Hourly.E:$Hourly.E])" office:value-type="float" office:value="0" calcext:value-type="float">
            <text:p>0.00</text:p>
          </table:table-cell>
          <table:table-cell table:style-name="ce6" table:formula="of:=SUMIF([$Hourly.H:$Hourly.H];[.B40];[$Hourly.G:$Hourly.G])" office:value-type="currency" office:currency="USD" office:value="0" calcext:value-type="currency">
            <text:p>$0.00</text:p>
          </table:table-cell>
          <table:table-cell table:style-name="ce6" table:formula="of:=[.D40]/[.C40]" office:value-type="string" office:string-value="" calcext:value-type="error">
            <text:p>#DIV/0!</text:p>
          </table:table-cell>
          <table:table-cell table:style-name="ce6" table:formula="of:=SUMIF([$PerTask.F:$PerTask.F];[.B40];[$PerTask.E:$PerTask.E])" office:value-type="currency" office:currency="USD" office:value="0" calcext:value-type="currency">
            <text:p>$0.00</text:p>
          </table:table-cell>
          <table:table-cell table:style-name="ce22" table:formula="of:=[.D40]+[.F4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41];[$Hourly.E:$Hourly.E])" office:value-type="float" office:value="0" calcext:value-type="float">
            <text:p>0.00</text:p>
          </table:table-cell>
          <table:table-cell table:style-name="ce6" table:formula="of:=SUMIF([$Hourly.H:$Hourly.H];[.B41];[$Hourly.G:$Hourly.G])" office:value-type="currency" office:currency="USD" office:value="0" calcext:value-type="currency">
            <text:p>$0.00</text:p>
          </table:table-cell>
          <table:table-cell table:style-name="ce6" table:formula="of:=[.D41]/[.C41]" office:value-type="string" office:string-value="" calcext:value-type="error">
            <text:p>#DIV/0!</text:p>
          </table:table-cell>
          <table:table-cell table:style-name="ce6" table:formula="of:=SUMIF([$PerTask.F:$PerTask.F];[.B41];[$PerTask.E:$PerTask.E])" office:value-type="currency" office:currency="USD" office:value="0" calcext:value-type="currency">
            <text:p>$0.00</text:p>
          </table:table-cell>
          <table:table-cell table:style-name="ce22" table:formula="of:=[.D41]+[.F4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formula="of:=SUMIF([$Hourly.H:$Hourly.H];[.B42];[$Hourly.E:$Hourly.E])" office:value-type="float" office:value="0" calcext:value-type="float">
            <text:p>0.00</text:p>
          </table:table-cell>
          <table:table-cell table:style-name="ce6" table:formula="of:=SUMIF([$Hourly.H:$Hourly.H];[.B42];[$Hourly.G:$Hourly.G])" office:value-type="currency" office:currency="USD" office:value="0" calcext:value-type="currency">
            <text:p>$0.00</text:p>
          </table:table-cell>
          <table:table-cell table:style-name="ce6" table:formula="of:=[.D42]/[.C42]" office:value-type="string" office:string-value="" calcext:value-type="error">
            <text:p>#DIV/0!</text:p>
          </table:table-cell>
          <table:table-cell table:style-name="ce6" table:formula="of:=SUMIF([$PerTask.F:$PerTask.F];[.B42];[$PerTask.E:$PerTask.E])" office:value-type="currency" office:currency="USD" office:value="0" calcext:value-type="currency">
            <text:p>$0.00</text:p>
          </table:table-cell>
          <table:table-cell table:style-name="ce22" table:formula="of:=[.D42]+[.F4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15" table:formula="of:=SUMIF([$Hourly.H:$Hourly.H];[.B43];[$Hourly.E:$Hourly.E])" office:value-type="float" office:value="0" calcext:value-type="float">
            <text:p>0.00</text:p>
          </table:table-cell>
          <table:table-cell table:style-name="ce20" table:formula="of:=SUMIF([$Hourly.H:$Hourly.H];[.B43];[$Hourly.G:$Hourly.G])" office:value-type="currency" office:currency="USD" office:value="0" calcext:value-type="currency">
            <text:p>$0.00</text:p>
          </table:table-cell>
          <table:table-cell table:style-name="ce20" table:formula="of:=[.D43]/[.C43]" office:value-type="string" office:string-value="" calcext:value-type="error">
            <text:p>#DIV/0!</text:p>
          </table:table-cell>
          <table:table-cell table:style-name="ce20" table:formula="of:=SUMIF([$PerTask.F:$PerTask.F];[.B43];[$PerTask.E:$PerTask.E])" office:value-type="currency" office:currency="USD" office:value="0" calcext:value-type="currency">
            <text:p>$0.00</text:p>
          </table:table-cell>
          <table:table-cell table:style-name="ce23" table:formula="of:=[.D43]+[.F4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6"/>
          <table:table-cell table:number-columns-repeated="2"/>
        </table:table-row>
        <table:table-row table:style-name="ro2" table:number-rows-repeated="104853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ayouts" table:style-name="ta1">
        <table:table-column table:style-name="co1" table:default-cell-style-name="Default"/>
        <table:table-column table:style-name="co8" table:default-cell-style-name="ce8"/>
        <table:table-column table:style-name="co9" table:default-cell-style-name="ce6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48" office:value-type="string" calcext:value-type="string">
            <text:p>Date</text:p>
          </table:table-cell>
          <table:table-cell table:style-name="ce24" office:value-type="string" calcext:value-type="string">
            <text:p>Amount</text:p>
          </table:table-cell>
          <table:table-cell/>
          <table:table-cell table:style-name="ce50" office:value-type="string" calcext:value-type="string">
            <text:p>Payout Schedule:</text:p>
          </table:table-cell>
          <table:table-cell table:style-name="ce51" office:value-type="date" office:date-value="1900-01-05" calcext:value-type="date">
            <text:p>Friday</text:p>
          </table:table-cell>
        </table:table-row>
        <table:table-row table:style-name="ro2">
          <table:table-cell/>
          <table:table-cell table:style-name="ce36" table:formula="of:=[$Summary.C2] + ([.F2] - WEEKDAY([$Summary.C2]))" office:value-type="date" office:date-value="2025-01-03" calcext:value-type="date">
            <text:p>01/03/2025</text:p>
          </table:table-cell>
          <table:table-cell table:style-name="ce49"/>
          <table:table-cell table:number-columns-repeated="3"/>
        </table:table-row>
        <table:table-row table:style-name="ro2">
          <table:table-cell/>
          <table:table-cell table:style-name="ce36" table:formula="of:=[.B3]+7" office:value-type="date" office:date-value="2025-01-10" calcext:value-type="date">
            <text:p>01/10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]+7" office:value-type="date" office:date-value="2025-01-17" calcext:value-type="date">
            <text:p>01/17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5]+7" office:value-type="date" office:date-value="2025-01-24" calcext:value-type="date">
            <text:p>01/24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6]+7" office:value-type="date" office:date-value="2025-01-31" calcext:value-type="date">
            <text:p>01/31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7]+7" office:value-type="date" office:date-value="2025-02-07" calcext:value-type="date">
            <text:p>02/07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8]+7" office:value-type="date" office:date-value="2025-02-14" calcext:value-type="date">
            <text:p>02/14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9]+7" office:value-type="date" office:date-value="2025-02-21" calcext:value-type="date">
            <text:p>02/21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10]+7" office:value-type="date" office:date-value="2025-02-28" calcext:value-type="date">
            <text:p>02/28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11]+7" office:value-type="date" office:date-value="2025-03-07" calcext:value-type="date">
            <text:p>03/07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12]+7" office:value-type="date" office:date-value="2025-03-14" calcext:value-type="date">
            <text:p>03/14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13]+7" office:value-type="date" office:date-value="2025-03-21" calcext:value-type="date">
            <text:p>03/21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14]+7" office:value-type="date" office:date-value="2025-03-28" calcext:value-type="date">
            <text:p>03/28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15]+7" office:value-type="date" office:date-value="2025-04-04" calcext:value-type="date">
            <text:p>04/04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16]+7" office:value-type="date" office:date-value="2025-04-11" calcext:value-type="date">
            <text:p>04/11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17]+7" office:value-type="date" office:date-value="2025-04-18" calcext:value-type="date">
            <text:p>04/18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18]+7" office:value-type="date" office:date-value="2025-04-25" calcext:value-type="date">
            <text:p>04/25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19]+7" office:value-type="date" office:date-value="2025-05-02" calcext:value-type="date">
            <text:p>05/02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20]+7" office:value-type="date" office:date-value="2025-05-09" calcext:value-type="date">
            <text:p>05/09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21]+7" office:value-type="date" office:date-value="2025-05-16" calcext:value-type="date">
            <text:p>05/16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22]+7" office:value-type="date" office:date-value="2025-05-23" calcext:value-type="date">
            <text:p>05/23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23]+7" office:value-type="date" office:date-value="2025-05-30" calcext:value-type="date">
            <text:p>05/30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24]+7" office:value-type="date" office:date-value="2025-06-06" calcext:value-type="date">
            <text:p>06/06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25]+7" office:value-type="date" office:date-value="2025-06-13" calcext:value-type="date">
            <text:p>06/13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26]+7" office:value-type="date" office:date-value="2025-06-20" calcext:value-type="date">
            <text:p>06/20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27]+7" office:value-type="date" office:date-value="2025-06-27" calcext:value-type="date">
            <text:p>06/27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28]+7" office:value-type="date" office:date-value="2025-07-04" calcext:value-type="date">
            <text:p>07/04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29]+7" office:value-type="date" office:date-value="2025-07-11" calcext:value-type="date">
            <text:p>07/11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30]+7" office:value-type="date" office:date-value="2025-07-18" calcext:value-type="date">
            <text:p>07/18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31]+7" office:value-type="date" office:date-value="2025-07-25" calcext:value-type="date">
            <text:p>07/25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32]+7" office:value-type="date" office:date-value="2025-08-01" calcext:value-type="date">
            <text:p>08/01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33]+7" office:value-type="date" office:date-value="2025-08-08" calcext:value-type="date">
            <text:p>08/08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34]+7" office:value-type="date" office:date-value="2025-08-15" calcext:value-type="date">
            <text:p>08/15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35]+7" office:value-type="date" office:date-value="2025-08-22" calcext:value-type="date">
            <text:p>08/22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36]+7" office:value-type="date" office:date-value="2025-08-29" calcext:value-type="date">
            <text:p>08/29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37]+7" office:value-type="date" office:date-value="2025-09-05" calcext:value-type="date">
            <text:p>09/05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38]+7" office:value-type="date" office:date-value="2025-09-12" calcext:value-type="date">
            <text:p>09/12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39]+7" office:value-type="date" office:date-value="2025-09-19" calcext:value-type="date">
            <text:p>09/19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0]+7" office:value-type="date" office:date-value="2025-09-26" calcext:value-type="date">
            <text:p>09/26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1]+7" office:value-type="date" office:date-value="2025-10-03" calcext:value-type="date">
            <text:p>10/03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2]+7" office:value-type="date" office:date-value="2025-10-10" calcext:value-type="date">
            <text:p>10/10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3]+7" office:value-type="date" office:date-value="2025-10-17" calcext:value-type="date">
            <text:p>10/17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4]+7" office:value-type="date" office:date-value="2025-10-24" calcext:value-type="date">
            <text:p>10/24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5]+7" office:value-type="date" office:date-value="2025-10-31" calcext:value-type="date">
            <text:p>10/31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6]+7" office:value-type="date" office:date-value="2025-11-07" calcext:value-type="date">
            <text:p>11/07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7]+7" office:value-type="date" office:date-value="2025-11-14" calcext:value-type="date">
            <text:p>11/14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8]+7" office:value-type="date" office:date-value="2025-11-21" calcext:value-type="date">
            <text:p>11/21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49]+7" office:value-type="date" office:date-value="2025-11-28" calcext:value-type="date">
            <text:p>11/28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50]+7" office:value-type="date" office:date-value="2025-12-05" calcext:value-type="date">
            <text:p>12/05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51]+7" office:value-type="date" office:date-value="2025-12-12" calcext:value-type="date">
            <text:p>12/12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6" table:formula="of:=[.B52]+7" office:value-type="date" office:date-value="2025-12-19" calcext:value-type="date">
            <text:p>12/19/2025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7" table:formula="of:=[.B53]+7" office:value-type="date" office:date-value="2025-12-26" calcext:value-type="date">
            <text:p>12/26/2025</text:p>
          </table:table-cell>
          <table:table-cell table:style-name="ce23"/>
          <table:table-cell table:number-columns-repeated="3"/>
        </table:table-row>
        <table:table-row table:style-name="ro2" table:number-rows-repeated="104852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ourly" table:style-name="ta1">
        <table:table-column table:style-name="co1" table:default-cell-style-name="Default"/>
        <table:table-column table:style-name="co12" table:default-cell-style-name="ce8"/>
        <table:table-column table:style-name="co13" table:number-columns-repeated="2" table:default-cell-style-name="ce12"/>
        <table:table-column table:style-name="co13" table:default-cell-style-name="ce7"/>
        <table:table-column table:style-name="co7" table:number-columns-repeated="2" table:default-cell-style-name="ce6"/>
        <table:table-column table:style-name="co14" table:default-cell-style-name="Default"/>
        <table:table-row table:style-name="ro1">
          <table:table-cell/>
          <table:table-cell table:style-name="ce52"/>
          <table:table-cell table:style-name="ce53" table:number-columns-repeated="2"/>
          <table:table-cell table:style-name="ce3"/>
          <table:table-cell table:style-name="ce57" table:number-columns-repeated="2"/>
          <table:table-cell table:style-name="ce42"/>
        </table:table-row>
        <table:table-row table:style-name="ro2">
          <table:table-cell/>
          <table:table-cell table:style-name="ce50" office:value-type="string" calcext:value-type="string">
            <text:p>Date</text:p>
          </table:table-cell>
          <table:table-cell table:style-name="ce54" office:value-type="string" calcext:value-type="string">
            <text:p>Hours</text:p>
          </table:table-cell>
          <table:table-cell table:style-name="ce54" office:value-type="string" calcext:value-type="string">
            <text:p>Minutes</text:p>
          </table:table-cell>
          <table:table-cell table:style-name="ce56" office:value-type="string" calcext:value-type="string">
            <text:p>Hours (Rounded Down)</text:p>
          </table:table-cell>
          <table:table-cell table:style-name="ce58" office:value-type="string" calcext:value-type="string">
            <text:p>Rate ($/hr)</text:p>
          </table:table-cell>
          <table:table-cell table:style-name="ce58" office:value-type="string" calcext:value-type="string">
            <text:p>Revenue</text:p>
          </table:table-cell>
          <table:table-cell table:style-name="ce59" office:value-type="string" calcext:value-type="string">
            <text:p>Project Name</text:p>
          </table:table-cell>
        </table:table-row>
        <table:table-row table:style-name="ro2">
          <table:table-cell table:number-columns-repeated="4"/>
          <table:table-cell table:formula="of:=[.C3]+([.D3]/60)" office:value-type="float" office:value="0" calcext:value-type="float">
            <text:p>0.00</text:p>
          </table:table-cell>
          <table:table-cell/>
          <table:table-cell table:formula="of:=[.E3]*[.F3]" office:value-type="currency" office:currency="USD" office:value="0" calcext:value-type="currency">
            <text:p>$0.00</text:p>
          </table:table-cell>
          <table:table-cell/>
        </table:table-row>
        <table:table-row table:style-name="ro2" table:number-rows-repeated="104857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erTask" table:style-name="ta1">
        <table:table-column table:style-name="co1" table:default-cell-style-name="Default"/>
        <table:table-column table:style-name="co15" table:default-cell-style-name="ce8"/>
        <table:table-column table:style-name="co16" table:default-cell-style-name="Default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50" office:value-type="string" calcext:value-type="string">
            <text:p>Date</text:p>
          </table:table-cell>
          <table:table-cell table:style-name="ce60" office:value-type="string" calcext:value-type="string">
            <text:p>Tasks Completed</text:p>
          </table:table-cell>
          <table:table-cell table:style-name="ce58" office:value-type="string" calcext:value-type="string">
            <text:p>Rate (Per Task)</text:p>
          </table:table-cell>
          <table:table-cell table:style-name="ce58" office:value-type="string" calcext:value-type="string">
            <text:p>Total</text:p>
          </table:table-cell>
          <table:table-cell table:style-name="ce59" office:value-type="string" calcext:value-type="string">
            <text:p>Project Name</text:p>
          </table:table-cell>
        </table:table-row>
        <table:table-row table:style-name="ro2">
          <table:table-cell table:number-columns-repeated="4"/>
          <table:table-cell table:formula="of:=[.C3]*[.D3]" office:value-type="currency" office:currency="USD" office:value="0" calcext:value-type="currency">
            <text:p>$0.00</text:p>
          </table:table-cell>
          <table:table-cell/>
        </table:table-row>
        <table:table-row table:style-name="ro2" table:number-rows-repeated="104857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ummary.B28:Summary.B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</number:date-style>
    <number:date-style style:name="N122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21:53:47.912000000</meta:creation-date>
    <meta:editing-duration>P0D</meta:editing-duration>
    <meta:editing-cycles>1</meta:editing-cycles>
    <meta:generator>LibreOffice/7.4.3.2$Windows_X86_64 LibreOffice_project/1048a8393ae2eeec98dff31b5c133c5f1d08b890</meta:generator>
    <dc:title>Data Annotation Finances Tracker</dc:title>
    <meta:document-statistic meta:table-count="4" meta:cell-count="273" meta:object-count="0"/>
  </office:meta>
</office:document-meta>
</file>